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fixed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scadia Code" svg:font-family="'Cascadia Code'" style:font-family-generic="swiss" style:font-pitch="fixed"/>
    <style:font-face style:name="Cascadia Code1" svg:font-family="'Cascadia Code'" style:font-family-generic="modern" style:font-pitch="fixed"/>
    <style:font-face style:name="Cascadia Code2" svg:font-family="'Cascadia Cod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hatch" draw:fill-color="#ffffff" draw:fill-hatch-name="Red_20_45_20_Degrees" draw:textarea-horizontal-align="justify" draw:textarea-vertical-align="middle" draw:auto-grow-height="false" fo:min-height="0.351cm" fo:min-width="2.64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641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161cm" fo:min-width="2.64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hatch" draw:fill-color="#ffffff" draw:fill-hatch-name="Red_20_45_20_Degrees" draw:textarea-horizontal-align="justify" draw:textarea-vertical-align="middle" draw:auto-grow-height="false" fo:min-height="0.986cm" fo:min-width="2.641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541cm" fo:min-width="0cm" fo:padding-top="0.142cm" fo:padding-bottom="0.142cm" fo:padding-left="0.267cm" fo:padding-right="0.267cm" fo:wrap-option="wrap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385cm" fo:min-width="2.19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scadia Code1" fo:font-size="10pt" style:font-size-asian="10pt" style:font-size-complex="10pt"/>
    </style:style>
    <style:style style:name="P2" style:family="paragraph">
      <loext:graphic-properties draw:fill="hatch" draw:fill-color="#ffffff" draw:fill-hatch-name="Red_20_45_20_Degrees"/>
      <style:paragraph-properties fo:text-align="center" style:writing-mode="lr-tb"/>
      <style:text-properties style:font-name="Cascadia Code1" fo:font-size="10pt" style:font-size-asian="10pt" style:font-size-complex="10pt"/>
    </style:style>
    <style:style style:name="P3" style:family="paragraph">
      <loext:graphic-properties draw:fill-color="#ffffff"/>
      <style:paragraph-properties fo:text-align="center" style:writing-mode="lr-tb"/>
      <style:text-properties style:font-name="Cascadia Code1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Cascadia Code1"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ascadia Code1" fo:font-size="10pt" style:font-size-asian="10pt" style:font-size-complex="10pt"/>
    </style:style>
    <style:style style:name="T1" style:family="text">
      <style:text-properties style:font-name="Arial1" fo:font-size="10pt" style:font-size-asian="10pt" style:font-size-complex="10pt"/>
    </style:style>
    <style:style style:name="T2" style:family="text">
      <style:text-properties style:font-name="Cascadia Code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175cm" svg:height="0.635cm" svg:x="6.08cm" svg:y="14.335cm">
            <text:p text:style-name="P1"><text:span text:style-name="T1">vector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75cm" svg:height="1.27cm" svg:x="6.08cm" svg:y="12.43cm">
            <text:p text:style-name="P1"><text:span text:style-name="T1">User stack and general u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3.175cm" svg:height="4.445cm" svg:x="6.08cm" svg:y="7.985cm">
            <text:p text:style-name="P1"><text:span text:style-name="T1">User program and sto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3.175cm" svg:height="1.27cm" svg:x="6.08cm" svg:y="6.715cm">
            <text:p text:style-name="P1"><text:span text:style-name="T1">Kernel Sto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2.54cm" svg:height="0.657cm" svg:x="9.255cm" svg:y="14.63cm">
            <draw:text-box>
              <text:p><text:span text:style-name="T2">0000:0000</text:span></text:p>
            </draw:text-box>
          </draw:frame>
          <draw:frame draw:style-name="gr5" draw:text-style-name="P4" draw:layer="layout" svg:width="2.54cm" svg:height="0.657cm" svg:x="9.255cm" svg:y="13.995cm">
            <draw:text-box>
              <text:p><text:span text:style-name="T2">0000:0400</text:span></text:p>
            </draw:text-box>
          </draw:frame>
          <draw:frame draw:style-name="gr5" draw:text-style-name="P4" draw:layer="layout" svg:width="2.54cm" svg:height="0.657cm" svg:x="9.255cm" svg:y="12.112cm">
            <draw:text-box>
              <text:p><text:span text:style-name="T2">0001:0000</text:span></text:p>
            </draw:text-box>
          </draw:frame>
          <draw:frame draw:style-name="gr5" draw:text-style-name="P4" draw:layer="layout" svg:width="2.54cm" svg:height="0.657cm" svg:x="9.255cm" svg:y="6.397cm">
            <draw:text-box>
              <text:p><text:span text:style-name="T2">003F:FFFF</text:span></text:p>
            </draw:text-box>
          </draw:frame>
          <draw:frame draw:style-name="gr5" draw:text-style-name="P4" draw:layer="layout" svg:width="5.556cm" svg:height="0.657cm" svg:x="9.255cm" svg:y="7.667cm">
            <draw:text-box>
              <text:p><text:span text:style-name="T2">&lt;==sys_mem_get_ramtop()</text:span></text:p>
            </draw:text-box>
          </draw:frame>
          <draw:custom-shape draw:style-name="gr6" draw:text-style-name="P5" draw:layer="layout" svg:width="0.635cm" svg:height="8.255cm" svg:x="5.286cm" svg:y="6.715cm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7" draw:text-style-name="P6" draw:layer="layout" svg:width="2.699cm" svg:height="0.635cm" svg:x="2.746cm" svg:y="10.525cm">
            <text:p text:style-name="P1"><text:span text:style-name="T1">System 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3.175cm" svg:height="0.635cm" svg:x="6.08cm" svg:y="13.7cm">
            <text:p text:style-name="P1"><text:span text:style-name="T1">Kernel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2.54cm" svg:height="0.657cm" svg:x="9.255cm" svg:y="13.382cm">
            <draw:text-box>
              <text:p><text:span text:style-name="T2">0000:1800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fixed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scadia Code" svg:font-family="'Cascadia Code'" style:font-family-generic="swiss" style:font-pitch="fixed"/>
    <style:font-face style:name="Cascadia Code1" svg:font-family="'Cascadia Code'" style:font-family-generic="modern" style:font-pitch="fixed"/>
    <style:font-face style:name="Cascadia Code2" svg:font-family="'Cascadia Cod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45_20_Degrees" draw:display-name="Red 45 Degrees" draw:style="single" draw:color="#ff0000" draw:distance="0.305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9T18:55:11.269000000</meta:creation-date>
    <dc:date>2022-05-26T19:54:45.420000000</dc:date>
    <meta:editing-duration>PT8M</meta:editing-duration>
    <meta:editing-cycles>2</meta:editing-cycles>
    <meta:generator>LibreOffice/7.2.2.2$Windows_X86_64 LibreOffice_project/02b2acce88a210515b4a5bb2e46cbfb63fe97d56</meta:generator>
    <meta:document-statistic meta:object-count="14"/>
  </office:meta>
</office:document-meta>
</file>